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147cm" fo:min-width="4.326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1.147cm" fo:min-width="4.326cm"/>
    </style:style>
    <style:style style:name="gr3" style:family="graphic" style:parent-style-name="standard">
      <style:graphic-properties draw:fill-color="#dd4814" draw:textarea-horizontal-align="justify" draw:textarea-vertical-align="middle" draw:auto-grow-height="false" fo:min-height="1.119cm" fo:min-width="7.418cm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 fo:min-height="1.147cm" fo:min-width="4.326cm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1.147cm" fo:min-width="5.767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1.147cm" fo:min-width="3.165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147cm" fo:min-width="6.691cm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 fo:min-height="1.147cm" fo:min-width="5.977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fill-color="#ffd320" draw:textarea-horizontal-align="justify" draw:textarea-vertical-align="middle" draw:auto-grow-height="false" fo:min-height="1.147cm" fo:min-width="6.691cm"/>
    </style:style>
    <style:style style:name="gr11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01cm"/>
    </style:style>
    <style:style style:name="gr15" style:family="graphic" style:parent-style-name="standard">
      <style:graphic-properties draw:stroke="none" svg:stroke-color="#000000" draw:fill="none" draw:fill-color="#ffffff" fo:min-height="2.241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-color="#dd4814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397cm" svg:x="2.235cm" svg:y="2.27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1.397cm" svg:x="2.235cm" svg:y="4.87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1.397cm" svg:x="2.235cm" svg:y="7.37cm">
          <text:p text:style-name="P1">FrameLo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26cm" svg:height="1.397cm" svg:x="12.535cm" svg:y="4.17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18cm" svg:height="1.369cm" svg:x="10.935cm" svg:y="6.17cm">
          <text:p text:style-name="P1">CachedResourceLoad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26cm" svg:height="1.397cm" svg:x="12.535cm" svg:y="9.07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267cm" svg:height="1.397cm" svg:x="11.935cm" svg:y="11.67cm">
          <text:p text:style-name="P1">CachedRe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665cm" svg:height="1.397cm" svg:x="13.235cm" svg:y="14.17cm">
          <text:p text:style-name="P1">Load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191cm" svg:height="1.397cm" svg:x="11.335cm" svg:y="16.47cm">
          <text:p text:style-name="P1">SubResourceLoad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477cm" svg:height="1.397cm" svg:x="1.435cm" svg:y="9.97cm">
          <text:p text:style-name="P1">DocumentLoad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477cm" svg:height="1.397cm" svg:x="1.435cm" svg:y="12.37cm">
          <text:p text:style-name="P1">MainResourceLoader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cm" svg:y1="9.382cm" svg:x2="9.001cm" svg:y2="9.382cm">
          <text:p/>
        </draw:line>
        <draw:line draw:style-name="gr9" draw:text-style-name="P7" draw:layer="layout" svg:x1="9.001cm" svg:y1="9.382cm" svg:x2="9.001cm" svg:y2="1.635cm">
          <text:p/>
        </draw:line>
        <draw:line draw:style-name="gr9" draw:text-style-name="P7" draw:layer="layout" svg:x1="10.017cm" svg:y1="8.747cm" svg:x2="10.017cm" svg:y2="15.986cm">
          <text:p/>
        </draw:line>
        <draw:line draw:style-name="gr9" draw:text-style-name="P7" draw:layer="layout" svg:x1="10.017cm" svg:y1="8.493cm" svg:x2="19.415cm" svg:y2="8.493cm">
          <text:p/>
        </draw:line>
        <draw:line draw:style-name="gr9" draw:text-style-name="P7" draw:layer="layout" svg:x1="1cm" svg:y1="19.288cm" svg:x2="19.923cm" svg:y2="19.288cm">
          <text:p/>
        </draw:line>
        <draw:custom-shape draw:style-name="gr10" draw:text-style-name="P8" draw:layer="layout" svg:width="7.191cm" svg:height="1.397cm" svg:x="6.235cm" svg:y="18.67cm">
          <text:p text:style-name="P1">ResourceHandle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017cm" svg:y1="15.993cm" svg:x2="19.415cm" svg:y2="15.993cm">
          <text:p/>
        </draw:line>
        <draw:custom-shape draw:style-name="gr11" draw:text-style-name="P1" draw:layer="layout" svg:width="3.81cm" svg:height="2.032cm" svg:x="1.851cm" svg:y="22.971cm">
          <text:p text:style-name="P1">Check</text:p>
          <text:p text:style-name="P1">Poli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81cm" svg:height="2.032cm" svg:x="8.152cm" svg:y="20.672cm">
          <text:p text:style-name="P1">Provis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81cm" svg:height="2.032cm" svg:x="15.253cm" svg:y="22.973cm">
          <text:p text:style-name="P1">Ready to</text:p>
          <text:p text:style-name="P1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81cm" svg:height="2.032cm" svg:x="8.154cm" svg:y="25.574cm">
          <text:p text:style-name="P1">Commit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683cm" svg:y1="3.667cm" svg:x2="4.683cm" svg:y2="4.937cm">
          <text:p/>
        </draw:line>
        <draw:line draw:style-name="gr12" draw:text-style-name="P7" draw:layer="layout" svg:x1="4.683cm" svg:y1="6.167cm" svg:x2="4.683cm" svg:y2="7.437cm">
          <text:p/>
        </draw:line>
        <draw:line draw:style-name="gr12" draw:text-style-name="P7" draw:layer="layout" svg:x1="4.683cm" svg:y1="8.767cm" svg:x2="4.683cm" svg:y2="10.037cm">
          <text:p/>
        </draw:line>
        <draw:line draw:style-name="gr12" draw:text-style-name="P7" draw:layer="layout" svg:x1="4.683cm" svg:y1="11.267cm" svg:x2="4.683cm" svg:y2="12.537cm">
          <text:p/>
        </draw:line>
        <draw:line draw:style-name="gr12" draw:text-style-name="P7" draw:layer="layout" svg:x1="4.683cm" svg:y1="13.827cm" svg:x2="8.747cm" svg:y2="18.653cm">
          <text:p/>
        </draw:line>
        <draw:line draw:style-name="gr12" draw:text-style-name="P7" draw:layer="layout" svg:x1="14.843cm" svg:y1="18.018cm" svg:x2="12.049cm" svg:y2="18.653cm">
          <text:p/>
        </draw:line>
        <draw:line draw:style-name="gr12" draw:text-style-name="P7" draw:layer="layout" svg:x1="15.097cm" svg:y1="7.604cm" svg:x2="15.097cm" svg:y2="9.128cm">
          <text:p/>
        </draw:line>
        <draw:line draw:style-name="gr12" draw:text-style-name="P7" draw:layer="layout" svg:x1="15.097cm" svg:y1="10.404cm" svg:x2="15.097cm" svg:y2="11.668cm">
          <text:p/>
        </draw:line>
        <draw:line draw:style-name="gr12" draw:text-style-name="P7" draw:layer="layout" svg:x1="15.097cm" svg:y1="13.065cm" svg:x2="15.097cm" svg:y2="14.268cm">
          <text:p/>
        </draw:line>
        <draw:line draw:style-name="gr12" draw:text-style-name="P7" draw:layer="layout" svg:x1="15.097cm" svg:y1="15.565cm" svg:x2="15.097cm" svg:y2="16.768cm">
          <text:p/>
        </draw:line>
        <draw:path draw:style-name="gr13" draw:text-style-name="P7" draw:layer="layout" svg:width="11.978cm" svg:height="3.651cm" draw:transform="skewX (-0.0694641042293743) rotate (-1.68511539280053) translate (5.1604512259706cm 10.9431558750375cm)" svg:viewBox="0 0 11979 3652" svg:d="M0 3652c6733-4 11979-3652 11979-3652">
          <text:p/>
        </draw:path>
        <draw:line draw:style-name="gr12" draw:text-style-name="P7" draw:layer="layout" svg:x1="3.794cm" svg:y1="23.006cm" svg:x2="8.239cm" svg:y2="21.736cm">
          <text:p/>
        </draw:line>
        <draw:line draw:style-name="gr12" draw:text-style-name="P7" draw:layer="layout" svg:x1="12.176cm" svg:y1="21.736cm" svg:x2="15.732cm" svg:y2="23.26cm">
          <text:p/>
        </draw:line>
        <draw:line draw:style-name="gr12" draw:text-style-name="P7" draw:layer="layout" svg:x1="15.732cm" svg:y1="24.784cm" svg:x2="11.414cm" svg:y2="26.054cm">
          <text:p/>
        </draw:line>
        <draw:line draw:style-name="gr12" draw:text-style-name="P7" draw:layer="layout" svg:x1="7.985cm" svg:y1="26.435cm" svg:x2="4.937cm" svg:y2="24.784cm">
          <text:p/>
        </draw:line>
        <draw:frame draw:style-name="gr14" draw:text-style-name="P9" draw:layer="layout" svg:width="3.81cm" svg:height="1.673cm" svg:x="1.381cm" svg:y="25.146cm">
          <draw:text-box>
            <text:p>Decide what we do</text:p>
          </draw:text-box>
        </draw:frame>
        <draw:frame draw:style-name="gr15" draw:text-style-name="P9" draw:layer="layout" svg:width="6.135cm" svg:height="2.491cm" svg:x="7.381cm" svg:y="22.647cm">
          <draw:text-box>
            <text:p>Start to fetch the document data from network</text:p>
          </draw:text-box>
        </draw:frame>
        <draw:frame draw:style-name="gr15" draw:text-style-name="P9" draw:layer="layout" svg:width="6.135cm" svg:height="2.491cm" svg:x="14.282cm" svg:y="20.548cm">
          <draw:text-box>
            <text:p>Got enough data to start parsing the HTML document</text:p>
          </draw:text-box>
        </draw:frame>
        <draw:frame draw:style-name="gr16" draw:text-style-name="P9" draw:layer="layout" svg:width="8.597cm" svg:height="1.143cm" svg:x="6.119cm" svg:y="27.689cm">
          <draw:text-box>
            <text:p>Start to parse the docu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23:08:09.643539964</meta:creation-date>
    <dc:date>2015-07-07T12:01:31.931658401</dc:date>
    <meta:editing-duration>PT12H37M50S</meta:editing-duration>
    <meta:editing-cycles>1</meta:editing-cycles>
    <meta:document-statistic meta:object-count="41"/>
    <meta:generator>LibreOffice/4.4.2.2$Linux_X86_64 LibreOffice_project/40m0$Build-2</meta:generator>
  </office:meta>
</office:document-meta>
</file>